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1d090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 officeooo:paragraph-rsid="00098fd1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07fdb8" officeooo:paragraph-rsid="0007fdb8"/>
    </style:style>
    <style:style style:name="P5" style:family="paragraph" style:parent-style-name="Heading_20_1">
      <style:paragraph-properties fo:text-align="justify" style:justify-single-word="false"/>
      <style:text-properties officeooo:paragraph-rsid="0011d090"/>
    </style:style>
    <style:style style:name="P6" style:family="paragraph" style:parent-style-name="Heading_20_1">
      <style:paragraph-properties fo:text-align="justify" style:justify-single-word="false"/>
      <style:text-properties style:font-name="Arial"/>
    </style:style>
    <style:style style:name="T1" style:family="text">
      <style:text-properties officeooo:rsid="00075e66"/>
    </style:style>
    <style:style style:name="T2" style:family="text">
      <style:text-properties officeooo:rsid="00098fd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8fd1" style:font-style-asian="italic" style:font-style-complex="italic"/>
    </style:style>
    <style:style style:name="T5" style:family="text">
      <style:text-properties fo:font-style="italic" officeooo:rsid="00075e66" style:font-style-asian="italic" style:font-style-complex="italic"/>
    </style:style>
    <style:style style:name="T6" style:family="text">
      <style:text-properties style:font-name="Arial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font-style="italic" officeooo:rsid="00126be6" style:font-style-asian="italic" style:font-style-complex="italic"/>
    </style:style>
    <style:style style:name="T9" style:family="text">
      <style:text-properties style:font-name="Arial" fo:font-style="normal" officeooo:rsid="000c982c" style:font-style-asian="normal" style:font-style-complex="normal"/>
    </style:style>
    <style:style style:name="T10" style:family="text">
      <style:text-properties style:font-name="Arial" fo:font-style="normal" officeooo:rsid="00126be6" style:font-style-asian="normal" style:font-style-complex="normal"/>
    </style:style>
    <style:style style:name="T11" style:family="text">
      <style:text-properties style:font-name="Arial" fo:font-style="normal" officeooo:rsid="001449e7" style:font-style-asian="normal" style:font-style-complex="normal"/>
    </style:style>
    <style:style style:name="T12" style:family="text">
      <style:text-properties style:font-name="Arial" fo:font-style="normal" officeooo:rsid="0018bed1" style:font-style-asian="normal" style:font-style-complex="normal"/>
    </style:style>
    <style:style style:name="T13" style:family="text">
      <style:text-properties style:font-name="Arial" fo:font-style="normal" officeooo:rsid="001a54f7" style:font-style-asian="normal" style:font-style-complex="normal"/>
    </style:style>
    <style:style style:name="T14" style:family="text">
      <style:text-properties officeooo:rsid="0011d090"/>
    </style:style>
    <style:style style:name="T15" style:family="text">
      <style:text-properties officeooo:rsid="00153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itique des projets <text:span text:style-name="T3">Middlewar</text:span><text:span text:style-name="T4">e</text:span></text:p>
      <text:p text:style-name="P3"><text:tab/><text:span text:style-name="T1">Dans le cadre du projet du l’unité d’enseignement </text:span><text:span text:style-name="T5">Middleware</text:span><text:span text:style-name="T1">, nous avons deux projets <text:s/>en disposition pour réaliser un lecture critique. Le but de notre lecture critique consistait à déterminer les poins forts et les points faibles de chaque projet. Au final nous avons choisi un projet que nous avons amélioré.</text:span></text:p>
      <text:h text:style-name="P5" text:outline-level="1"><text:span text:style-name="T6">Projet </text:span><text:span text:style-name="T7">pay2bid</text:span></text:h>
      <text:p text:style-name="P1"><text:span text:style-name="T9"><text:tab/></text:span><text:span text:style-name="T10">Nous avons commencé notre étude du projet par le projet pay2bid réalisé par </text:span><text:span text:style-name="T8">Théo Dolez, Laurent Girard, Florent Mercier, Aurélien Brisseau</text:span><text:span text:style-name="T10">. </text:span><text:span text:style-name="T11">Le fonctionnalité négatif que nous trouvons, c’est l’absence d’intégrer nouvelle utilisateur dans l’enchère en cours. </text:span><text:span text:style-name="T12">Ceci nous pouvons justifier via l’utilisation de moniteur de Hoare de type </text:span><text:span text:style-name="T13">producteur-consommateur : accès au action est bloque jusqu’à la fin d’action en cours.</text:span></text:p>
      <text:h text:style-name="P6" text:outline-level="1"><text:span text:style-name="T2">Projet </text:span><text:span text:style-name="T3">Gringot</text:span><text:span text:style-name="T4">t</text:span></text:h>
      <text:p text:style-name="P4">Cote client synchronized ca sert a rien, les clients sont independants</text:p>
      <text:p text:style-name="P4">Cote server bid synchronized c’est plus <text:span text:style-name="T14">important </text:span>pour qu’on n’a pas deux client qui modifie</text:p>
      <text:p text:style-name="P4">Moniteur pour modifier le prix = producteur/consommateur <text:span text:style-name="T2">ou lecteur/ecrivain ⇒ a confirmer ?</text:span></text:p>
      <text:p text:style-name="P4"/>
      <text:p text:style-name="P4">- <text:span text:style-name="T15">deux connexion en meme temps ca cree le probleme de synchronisation. Par exemple en cas <text:s/>deux connection on a trouve mem nom sur les utilisateurs differents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5:08:14.558296232</meta:creation-date>
    <dc:date>2018-10-09T22:09:22.925988060</dc:date>
    <meta:editing-duration>PT2H11M3S</meta:editing-duration>
    <meta:editing-cycles>6</meta:editing-cycles>
    <meta:generator>LibreOffice/6.0.6.2$Linux_X86_64 LibreOffice_project/0c292870b25a325b5ed35f6b45599d2ea4458e77</meta:generator>
    <meta:document-statistic meta:table-count="0" meta:image-count="0" meta:object-count="0" meta:page-count="1" meta:paragraph-count="10" meta:word-count="185" meta:character-count="1206" meta:non-whitespace-character-count="1025"/>
  </office:meta>
</office:document-meta>
</file>